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857cm" table:align="left"/>
    </style:style>
    <style:style style:name="Table1.A" style:family="table-column">
      <style:table-column-properties style:column-width="3.63cm"/>
    </style:style>
    <style:style style:name="Table1.B" style:family="table-column">
      <style:table-column-properties style:column-width="4.339cm"/>
    </style:style>
    <style:style style:name="Table1.C" style:family="table-column">
      <style:table-column-properties style:column-width="4.88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  <style:text-properties officeooo:paragraph-rsid="0017643e"/>
    </style:style>
    <style:style style:name="P2" style:family="paragraph" style:parent-style-name="Heading_20_2">
      <style:text-properties officeooo:paragraph-rsid="0015fa9b"/>
    </style:style>
    <style:style style:name="P3" style:family="paragraph" style:parent-style-name="Heading_20_3">
      <style:text-properties officeooo:paragraph-rsid="0015fa9b"/>
    </style:style>
    <style:style style:name="P4" style:family="paragraph" style:parent-style-name="Heading_20_3">
      <style:text-properties fo:font-size="14pt" officeooo:paragraph-rsid="0015fa9b" style:font-size-asian="14pt" style:font-size-complex="14pt"/>
    </style:style>
    <style:style style:name="P5" style:family="paragraph" style:parent-style-name="Heading_20_4">
      <style:text-properties officeooo:paragraph-rsid="0015fa9b"/>
    </style:style>
    <style:style style:name="P6" style:family="paragraph" style:parent-style-name="Heading_20_4">
      <style:text-properties fo:font-size="14pt" officeooo:paragraph-rsid="0015fa9b" style:font-size-asian="14pt" style:font-size-complex="14pt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text-properties officeooo:paragraph-rsid="0015fa9b"/>
    </style:style>
    <style:style style:name="P9" style:family="paragraph" style:parent-style-name="Table_20_Contents">
      <style:text-properties officeooo:paragraph-rsid="0032ea2e"/>
    </style:style>
    <style:style style:name="P10" style:family="paragraph" style:parent-style-name="Text_20_body">
      <style:text-properties officeooo:paragraph-rsid="0015fa9b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paragraph-rsid="0015fa9b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text-align="center" style:justify-single-word="false"/>
      <style:text-properties officeooo:paragraph-rsid="0017643e"/>
    </style:style>
    <style:style style:name="P14" style:family="paragraph" style:parent-style-name="Text_20_body">
      <style:text-properties officeooo:paragraph-rsid="001a1c16"/>
    </style:style>
    <style:style style:name="P15" style:family="paragraph" style:parent-style-name="Text_20_body">
      <style:text-properties officeooo:paragraph-rsid="001cbf95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>
      <style:text-properties style:text-underline-style="solid" style:text-underline-width="auto" style:text-underline-color="font-color" officeooo:paragraph-rsid="0015fa9b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officeooo:paragraph-rsid="0015fa9b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 officeooo:paragraph-rsid="002dc963"/>
    </style:style>
    <style:style style:name="P22" style:family="paragraph" style:parent-style-name="Text_20_body">
      <style:text-properties fo:font-size="14pt" officeooo:paragraph-rsid="0015fa9b" style:font-size-asian="14pt" style:font-size-complex="14pt"/>
    </style:style>
    <style:style style:name="P23" style:family="paragraph" style:parent-style-name="Text_20_body">
      <style:text-properties fo:font-size="14pt" style:text-underline-style="solid" style:text-underline-width="auto" style:text-underline-color="font-color" fo:font-weight="bold" officeooo:paragraph-rsid="00212085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style:text-underline-style="solid" style:text-underline-width="auto" style:text-underline-color="font-color" fo:font-weight="normal" officeooo:paragraph-rsid="00212085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2pt" style:text-underline-style="solid" style:text-underline-width="auto" style:text-underline-color="font-color" officeooo:paragraph-rsid="00263951" style:font-size-asian="12pt" style:font-size-complex="12pt"/>
    </style:style>
    <style:style style:name="P26" style:family="paragraph" style:parent-style-name="Text_20_body">
      <style:text-properties fo:font-size="12pt" style:text-underline-style="none" officeooo:paragraph-rsid="00263951" style:font-size-asian="12pt" style:font-size-complex="12pt"/>
    </style:style>
    <style:style style:name="P27" style:family="paragraph" style:parent-style-name="Text_20_body" style:list-style-name="L4">
      <style:paragraph-properties fo:margin-top="0cm" fo:margin-bottom="0cm" style:contextual-spacing="false" fo:line-height="100%"/>
      <style:text-properties officeooo:paragraph-rsid="0015fa9b"/>
    </style:style>
    <style:style style:name="P28" style:family="paragraph" style:parent-style-name="Text_20_body">
      <style:text-properties officeooo:paragraph-rsid="00263951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officeooo:paragraph-rsid="00263951"/>
    </style:style>
    <style:style style:name="P30" style:family="paragraph" style:parent-style-name="Text_20_body" style:list-style-name="L4">
      <style:text-properties officeooo:paragraph-rsid="0015fa9b"/>
    </style:style>
    <style:style style:name="P31" style:family="paragraph" style:parent-style-name="Text_20_body" style:list-style-name="L4">
      <style:text-properties officeooo:rsid="00271ee1" officeooo:paragraph-rsid="00271ee1"/>
    </style:style>
    <style:style style:name="P3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ize="10pt" officeooo:paragraph-rsid="0015fa9b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/>
      <style:text-properties fo:font-size="10pt" officeooo:paragraph-rsid="0015fa9b" style:font-size-asian="10pt" style:font-size-complex="10pt"/>
    </style:style>
    <style:style style:name="P34" style:family="paragraph" style:parent-style-name="Text_20_body" style:list-style-name="L6">
      <style:paragraph-properties fo:margin-top="0cm" fo:margin-bottom="0cm" style:contextual-spacing="false"/>
      <style:text-properties fo:font-size="10pt" officeooo:paragraph-rsid="0015fa9b" style:font-size-asian="10pt" style:font-size-complex="10pt"/>
    </style:style>
    <style:style style:name="P35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fo:font-size="10pt" officeooo:paragraph-rsid="0015fa9b" style:font-size-asian="10pt" style:font-size-complex="10pt"/>
    </style:style>
    <style:style style:name="P36" style:family="paragraph" style:parent-style-name="Text_20_body" style:list-style-name="L5">
      <style:paragraph-properties fo:margin-top="0cm" fo:margin-bottom="0cm" style:contextual-spacing="false"/>
      <style:text-properties fo:font-size="10pt" officeooo:rsid="00282ab3" officeooo:paragraph-rsid="00282ab3" style:font-size-asian="10pt" style:font-size-complex="10pt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fo:font-size="10pt" officeooo:paragraph-rsid="0015fa9b" style:font-size-asian="10pt" style:font-size-complex="10pt"/>
    </style:style>
    <style:style style:name="P38" style:family="paragraph" style:parent-style-name="Text_20_body">
      <style:paragraph-properties fo:margin-left="1.251cm" fo:margin-right="0cm" fo:margin-top="0cm" fo:margin-bottom="0cm" style:contextual-spacing="false" fo:line-height="115%" fo:text-indent="0cm" style:auto-text-indent="false"/>
      <style:text-properties fo:font-size="10pt" officeooo:paragraph-rsid="0015fa9b" style:font-size-asian="10pt" style:font-size-complex="10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ada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12085"/>
    </style:style>
    <style:style style:name="T7" style:family="text">
      <style:text-properties officeooo:rsid="00282ab3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solid" style:text-underline-width="auto" style:text-underline-color="font-color" fo:font-weight="normal" officeooo:rsid="001cbf95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officeooo:rsid="002dc96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ta Persistence in Node.js: </text:h>
      <text:h text:style-name="P1" text:outline-level="1">Databases, <text:span text:style-name="T3">O</text:span><text:span text:style-name="T4">R</text:span><text:span text:style-name="T3">Ms</text:span>, and CRUD Operations</text:h>
      <text:p text:style-name="P13"/>
      <text:p text:style-name="P10"/>
      <text:h text:style-name="P2" text:outline-level="2">Working with SQL Databases (MySQL with Sequelize)</text:h>
      <text:p text:style-name="P10"/>
      <text:h text:style-name="P3" text:outline-level="3">What is Sequelize?</text:h>
      <text:p text:style-name="P14">Sequelize is a promise-based Node.js ORM for:</text:p>
      <text:p text:style-name="P14"><text:tab/>Postgres, MySQL, MariaDB, SQLite, and Microsoft SQL Server.</text:p>
      <text:p text:style-name="P10"/>
      <text:h text:style-name="P3" text:outline-level="3">Why Use Sequelize?</text:h>
      <text:list xml:id="list9105511" text:style-name="L1">
        <text:list-item>
          <text:p text:style-name="P12">Supports multiple SQL dialects</text:p>
        </text:list-item>
        <text:list-item>
          <text:p text:style-name="P12">Transaction support</text:p>
        </text:list-item>
        <text:list-item>
          <text:p text:style-name="P12">Relations (associations)</text:p>
        </text:list-item>
        <text:list-item>
          <text:p text:style-name="P12">Migrations</text:p>
        </text:list-item>
        <text:list-item>
          <text:p text:style-name="P12">Raw queries when needed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" text:outline-level="3"><text:soft-page-break/>How to Use Sequelize</text:h>
      <text:h text:style-name="P5" text:outline-level="4">Installation</text:h>
      <text:p text:style-name="P8"><text:span text:style-name="T1">npm install</text:span> sequelize</text:p>
      <text:p text:style-name="P8"/>
      <text:p text:style-name="Preformatted_20_Text"># And one of:</text:p>
      <text:p text:style-name="Preformatted_20_Text"><text:span text:style-name="T1">npm install</text:span> pg pg-hstore # Postgres</text:p>
      <text:p text:style-name="Preformatted_20_Text"><text:span text:style-name="T1">npm install</text:span> mysql2 <text:s text:c="6"/># MySQL</text:p>
      <text:p text:style-name="P7"><text:span text:style-name="T1">npm install</text:span> sqlite3 <text:s text:c="5"/># SQLite</text:p>
      <text:p text:style-name="P22"><text:span text:style-name="T3"/></text:p>
      <text:h text:style-name="P6" text:outline-level="4"><text:span text:style-name="T3">Basic Usage</text:span></text:h>
      <text:p text:style-name="P22"/>
      <text:p text:style-name="P24">// <text:span text:style-name="T6">Import</text:span> Sequelize</text:p>
      <text:p text:style-name="P23"/>
      <text:p text:style-name="P28"><text:span text:style-name="T1">const</text:span> SequelizePackage = <text:span text:style-name="T1">require</text:span>('sequelize');</text:p>
      <text:p text:style-name="P28"><text:span text:style-name="T1">const</text:span> Sequelize = SequelizePackage.<text:span text:style-name="T1">Sequelize</text:span>;</text:p>
      <text:p text:style-name="P26"><text:span text:style-name="T1">const</text:span> DataTypes = SequelizePackage.<text:span text:style-name="T1">DataTypes</text:span>;</text:p>
      <text:p text:style-name="P25"/>
      <text:p text:style-name="P10"><text:span text:style-name="T1">const</text:span> { Sequelize, DataTypes } = <text:span text:style-name="T1">require</text:span>('sequelize'); <text:s text:c="4"/>// <text:span text:style-name="Strong_20_Emphasis">destructuring</text:span></text:p>
      <text:p text:style-name="P10"><text:span text:style-name="Strong_20_Emphasis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oft-page-break/><text:span text:style-name="T9">// Connect to database</text:span></text:p>
      <text:p text:style-name="P19"><text:span text:style-name="T3">1. </text:span><text:span text:style-name="Strong_20_Emphasis"><text:span text:style-name="T3">Standard Way</text:span></text:span></text:p>
      <text:p text:style-name="P11"><text:span text:style-name="T1">const</text:span> sequelize = <text:span text:style-name="T1">new</text:span> <text:span text:style-name="T1">Sequelize</text:span>('database', 'username', 'password', {</text:p>
      <text:p text:style-name="P11"><text:s text:c="2"/><text:span text:style-name="T1">host</text:span>: 'localhost',</text:p>
      <text:p text:style-name="P11"><text:s text:c="2"/><text:span text:style-name="T1">dialect</text:span>: 'mysql'</text:p>
      <text:p text:style-name="P11">});</text:p>
      <text:p text:style-name="P10">2. <text:span text:style-name="Strong_20_Emphasis">Using a Connection URI (Recommended for .env usage)</text:span></text:p>
      <text:p text:style-name="P29"><text:span text:style-name="Strong_20_Emphasis"><text:span text:style-name="T5">DATABASE_URL = mysql://user:pass@localhost:3306/mydb</text:span></text:span></text:p>
      <text:p text:style-name="P29"><text:span text:style-name="Strong_20_Emphasis"><text:span text:style-name="T2">const</text:span></text:span><text:span text:style-name="Strong_20_Emphasis"><text:span text:style-name="T5"> sequelize = </text:span></text:span><text:span text:style-name="Strong_20_Emphasis"><text:span text:style-name="T2">new</text:span></text:span><text:span text:style-name="Strong_20_Emphasis"><text:span text:style-name="T5"> </text:span></text:span><text:span text:style-name="Strong_20_Emphasis"><text:span text:style-name="T2">Sequelize</text:span></text:span><text:span text:style-name="Strong_20_Emphasis"><text:span text:style-name="T5">(process.env.DATABASE_URL);</text:span></text:span></text:p>
      <text:p text:style-name="P10">3. <text:span text:style-name="Strong_20_Emphasis">Using Config File (</text:span><text:span text:style-name="Strong_20_Emphasis"><text:span text:style-name="Source_20_Text">config.json</text:span></text:span><text:span text:style-name="Strong_20_Emphasis">)</text:span></text:p>
      <text:list xml:id="list1506633170" text:style-name="L4">
        <text:list-item>
          <text:p text:style-name="P30"><text:span text:style-name="Strong_20_Emphasis"><text:span text:style-name="T5">config/config.json</text:span></text:span></text:p>
          <text:list>
            <text:list-item>
              <text:p text:style-name="P27"><text:span text:style-name="Strong_20_Emphasis"><text:span text:style-name="T8">{</text:span></text:span></text:p>
            </text:list-item>
            <text:list-item>
              <text:p text:style-name="P27"><text:span text:style-name="Strong_20_Emphasis"><text:span text:style-name="T8"><text:s text:c="2"/>"development": {</text:span></text:span></text:p>
            </text:list-item>
            <text:list-item>
              <text:p text:style-name="P27"><text:span text:style-name="Strong_20_Emphasis"><text:span text:style-name="T8"><text:s text:c="4"/>"username": "root",</text:span></text:span></text:p>
            </text:list-item>
            <text:list-item>
              <text:p text:style-name="P27"><text:span text:style-name="Strong_20_Emphasis"><text:span text:style-name="T8"><text:s text:c="4"/>"password": "pass",</text:span></text:span></text:p>
            </text:list-item>
            <text:list-item>
              <text:p text:style-name="P27"><text:span text:style-name="Strong_20_Emphasis"><text:span text:style-name="T8"><text:s text:c="4"/>"database": "mydb",</text:span></text:span></text:p>
            </text:list-item>
            <text:list-item>
              <text:p text:style-name="P27"><text:span text:style-name="Strong_20_Emphasis"><text:span text:style-name="T8"><text:s text:c="4"/>"host": "127.0.0.1",</text:span></text:span></text:p>
            </text:list-item>
            <text:list-item>
              <text:p text:style-name="P27"><text:span text:style-name="Strong_20_Emphasis"><text:span text:style-name="T8"><text:s text:c="4"/>"dialect": "mysql"</text:span></text:span></text:p>
            </text:list-item>
            <text:list-item>
              <text:p text:style-name="P27"><text:span text:style-name="Strong_20_Emphasis"><text:span text:style-name="T8"><text:s text:c="2"/>}</text:span></text:span></text:p>
            </text:list-item>
            <text:list-item>
              <text:p text:style-name="P27"><text:span text:style-name="Strong_20_Emphasis"><text:span text:style-name="T8">}</text:span></text:span></text:p>
            </text:list-item>
          </text:list>
        </text:list-item>
        <text:list-item>
          <text:p text:style-name="P31">js file</text:p>
          <text:p text:style-name="P31"><text:span text:style-name="T1">const</text:span> config = <text:span text:style-name="T1">require</text:span>('./config/config.json').development;</text:p>
          <text:p text:style-name="P31"><text:span text:style-name="T1">const</text:span> sequelize = <text:span text:style-name="T1">new</text:span> <text:span text:style-name="T1">Sequelize</text:span>(config.database, config.username, config.password, config);</text:p>
        </text:list-item>
      </text:list>
      <text:p text:style-name="P10">4. <text:span text:style-name="Strong_20_Emphasis">Using </text:span><text:span text:style-name="Strong_20_Emphasis"><text:span text:style-name="Source_20_Text">.env</text:span></text:span><text:span text:style-name="Strong_20_Emphasis"> with </text:span><text:span text:style-name="Strong_20_Emphasis"><text:span text:style-name="Source_20_Text">dotenv</text:span></text:span> (Highly recommended for real apps)</text:p>
      <text:list xml:id="list829217285" text:style-name="L6">
        <text:list-item>
          <text:p text:style-name="P34">.<text:span text:style-name="T7">env</text:span></text:p>
        </text:list-item>
      </text:list>
      <text:p text:style-name="P35">DB_NAME=mydb</text:p>
      <text:p text:style-name="P35">DB_USER=root</text:p>
      <text:p text:style-name="P35">DB_PASS=secret</text:p>
      <text:p text:style-name="P35">DB_HOST=localhost</text:p>
      <text:p text:style-name="P35">DB_DIALECT=mysql</text:p>
      <text:list xml:id="list2657689323" text:style-name="L5">
        <text:list-item>
          <text:p text:style-name="P36">js file</text:p>
        </text:list-item>
      </text:list>
      <text:p text:style-name="P32"><text:span text:style-name="T1">require</text:span>('dotenv').config();</text:p>
      <text:p text:style-name="P35"><text:span text:style-name="T1">const</text:span> sequelize = <text:span text:style-name="T1">new</text:span> <text:span text:style-name="T1">Sequelize</text:span>(</text:p>
      <text:p text:style-name="P35"><text:s text:c="2"/>process.env.DB_NAME,</text:p>
      <text:p text:style-name="P35"><text:s text:c="2"/>process.env.DB_USER,</text:p>
      <text:p text:style-name="P35"><text:s text:c="2"/>process.env.DB_PASS,</text:p>
      <text:p text:style-name="P35"><text:s text:c="2"/>{</text:p>
      <text:p text:style-name="P35"><text:s text:c="4"/>host: process.env.DB_HOST,</text:p>
      <text:p text:style-name="P35"><text:s text:c="4"/>dialect: process.env.DB_DIALECT</text:p>
      <text:p text:style-name="P35"><text:s text:c="2"/>}</text:p>
      <text:p text:style-name="P35">);</text:p>
      <text:p text:style-name="P10"/>
      <text:p text:style-name="P10"/>
      <text:p text:style-name="P10"/>
      <text:p text:style-name="P15"><text:soft-page-break/><text:span text:style-name="T10">// Define a model </text:span><text:span text:style-name="Strong_20_Emphasis"><text:span text:style-name="T12">( </text:span></text:span><text:span text:style-name="Strong_20_Emphasis"><text:span text:style-name="T11">A blueprint for a </text:span></text:span><text:span text:style-name="Strong_20_Emphasis"><text:span text:style-name="T13">table</text:span></text:span><text:span text:style-name="Strong_20_Emphasis"><text:span text:style-name="T11"> </text:span></text:span><text:span text:style-name="Strong_20_Emphasis"><text:span text:style-name="T12">)</text:span></text:span></text:p>
      <text:p text:style-name="P37"><text:span text:style-name="T1">const</text:span> User = sequelize.<text:span text:style-name="T1">define</text:span>('User', {</text:p>
      <text:p text:style-name="P38"><text:s text:c="2"/><text:span text:style-name="T1">firstName</text:span>: {</text:p>
      <text:p text:style-name="P38"><text:s text:c="4"/><text:span text:style-name="T1">type</text:span>: DataTypes.<text:span text:style-name="T1">STRING</text:span>,</text:p>
      <text:p text:style-name="P38"><text:s text:c="4"/><text:span text:style-name="T1">allowNull</text:span>: false</text:p>
      <text:p text:style-name="P38"><text:s text:c="2"/>},</text:p>
      <text:p text:style-name="P38"><text:s text:c="2"/><text:span text:style-name="T1">lastName</text:span>: {</text:p>
      <text:p text:style-name="P38"><text:s text:c="4"/><text:span text:style-name="T1">type</text:span>: DataTypes.<text:span text:style-name="T1">STRING</text:span></text:p>
      <text:p text:style-name="P38"><text:s text:c="2"/>},</text:p>
      <text:p text:style-name="P38"><text:s text:c="2"/><text:span text:style-name="T1">age</text:span>: {</text:p>
      <text:p text:style-name="P38"><text:s text:c="4"/><text:span text:style-name="T1">type</text:span>: DataTypes.<text:span text:style-name="T1">INTEGER</text:span>,</text:p>
      <text:p text:style-name="P38"><text:s text:c="4"/><text:span text:style-name="T1">defaultValue</text:span>: 18</text:p>
      <text:p text:style-name="P38"><text:s text:c="2"/>}</text:p>
      <text:p text:style-name="P37">});</text:p>
      <text:p text:style-name="P10"/>
      <text:p text:style-name="P33"><text:span text:style-name="T1">const</text:span> User = sequelize.<text:span text:style-name="T1">define</text:span>('User', {</text:p>
      <text:p text:style-name="P33"/>
      <text:p text:style-name="P33"><text:s text:c="2"/>// 🔹 Primary Key (auto-incrementing)</text:p>
      <text:p text:style-name="P33"><text:s text:c="2"/>id: {</text:p>
      <text:p text:style-name="P33"><text:s text:c="4"/>type: DataTypes.INTEGER,</text:p>
      <text:p text:style-name="P33"><text:s text:c="4"/>autoIncrement: true,</text:p>
      <text:p text:style-name="P33"><text:s text:c="4"/>primaryKey: true</text:p>
      <text:p text:style-name="P33"><text:s text:c="2"/>},</text:p>
      <text:p text:style-name="P33"/>
      <text:p text:style-name="P33"><text:s text:c="2"/>// 🔹 Required field</text:p>
      <text:p text:style-name="P33"><text:s text:c="2"/>firstName: {</text:p>
      <text:p text:style-name="P33"><text:s text:c="4"/>type: DataTypes.STRING,</text:p>
      <text:p text:style-name="P33"><text:s text:c="4"/>allowNull: false</text:p>
      <text:p text:style-name="P33"><text:s text:c="2"/>},</text:p>
      <text:p text:style-name="P33"/>
      <text:p text:style-name="P33"/>
      <text:p text:style-name="P33"><text:s text:c="2"/>// 🔹 Optional field</text:p>
      <text:p text:style-name="P33"><text:s text:c="2"/>lastName: {</text:p>
      <text:p text:style-name="P33"><text:s text:c="4"/>type: DataTypes.STRING,</text:p>
      <text:p text:style-name="P33"><text:s text:c="4"/>allowNull: true</text:p>
      <text:p text:style-name="P33"><text:s text:c="2"/>},</text:p>
      <text:p text:style-name="P33"/>
      <text:p text:style-name="P33"><text:s text:c="2"/>// 🔹 Number field with default</text:p>
      <text:p text:style-name="P33"><text:s text:c="2"/>age: {</text:p>
      <text:p text:style-name="P33"><text:s text:c="4"/>type: DataTypes.INTEGER,</text:p>
      <text:p text:style-name="P33"><text:s text:c="4"/>defaultValue: 18</text:p>
      <text:p text:style-name="P33"><text:s text:c="2"/>},</text:p>
      <text:p text:style-name="P33"/>
      <text:p text:style-name="P33"><text:s text:c="2"/>// 🔹 Unique constraint</text:p>
      <text:p text:style-name="P33"><text:s text:c="2"/>email: {</text:p>
      <text:p text:style-name="P33"><text:s text:c="4"/>type: DataTypes.STRING,</text:p>
      <text:p text:style-name="P33"><text:s text:c="4"/>unique: true,</text:p>
      <text:p text:style-name="P33"><text:s text:c="4"/>allowNull: false,</text:p>
      <text:p text:style-name="P33"><text:s text:c="4"/>validate: {</text:p>
      <text:p text:style-name="P33"><text:s text:c="6"/>isEmail: true</text:p>
      <text:p text:style-name="P33"><text:s text:c="4"/>}</text:p>
      <text:p text:style-name="P33"><text:s text:c="2"/>},</text:p>
      <text:p text:style-name="P33"/>
      <text:p text:style-name="P33"><text:soft-page-break/><text:s text:c="2"/>// 🔹 Boolean field</text:p>
      <text:p text:style-name="P33"><text:s text:c="2"/>isActive: {</text:p>
      <text:p text:style-name="P33"><text:s text:c="4"/>type: DataTypes.BOOLEAN,</text:p>
      <text:p text:style-name="P33"><text:s text:c="4"/>defaultValue: true</text:p>
      <text:p text:style-name="P33"><text:s text:c="2"/>},</text:p>
      <text:p text:style-name="P33"/>
      <text:p text:style-name="P33"><text:s text:c="2"/>// 🔹 Enum field (fixed choices)</text:p>
      <text:p text:style-name="P33"><text:s text:c="2"/>role: {</text:p>
      <text:p text:style-name="P33"><text:s text:c="4"/>type: DataTypes.ENUM('user', 'admin', 'moderator'),</text:p>
      <text:p text:style-name="P33"><text:s text:c="4"/>defaultValue: 'user'</text:p>
      <text:p text:style-name="P33"><text:s text:c="2"/>},</text:p>
      <text:p text:style-name="P33"/>
      <text:p text:style-name="P33"><text:s text:c="2"/>// 🔹 Date field</text:p>
      <text:p text:style-name="P33"><text:s text:c="2"/>createdAt: {</text:p>
      <text:p text:style-name="P33"><text:s text:c="4"/>type: DataTypes.DATE,</text:p>
      <text:p text:style-name="P33"><text:s text:c="4"/>defaultValue: Sequelize.NOW</text:p>
      <text:p text:style-name="P33"><text:s text:c="2"/>}</text:p>
      <text:p text:style-name="P33"/>
      <text:p text:style-name="P33">}, {</text:p>
      <text:p text:style-name="P33"><text:s text:c="2"/>// 🔹 Table options</text:p>
      <text:p text:style-name="P33"><text:s text:c="2"/>tableName: 'users', <text:s text:c="7"/>// Optional: Custom table name</text:p>
      <text:p text:style-name="P33"><text:s text:c="2"/>timestamps: false, <text:s text:c="8"/>// Disable createdAt/updatedAt auto fields</text:p>
      <text:p text:style-name="P33"><text:s text:c="2"/>underscored: true <text:s text:c="9"/>// Use snake_case column names</text:p>
      <text:p text:style-name="P33">});</text:p>
      <text:p text:style-name="P10"/>
      <text:p text:style-name="P10"/>
      <text:p text:style-name="P10"/>
      <text:p text:style-name="P10"/>
      <text:p text:style-name="P10"/>
      <text:p text:style-name="P22">// Synchronize model with database</text:p>
      <text:p text:style-name="P10">(<text:span text:style-name="T1">async</text:span> () =&gt; {</text:p>
      <text:p text:style-name="P10"><text:s text:c="2"/><text:span text:style-name="T1">await</text:span> sequelize.<text:span text:style-name="T1">sync</text:span>({ <text:span text:style-name="T1">force</text:span>: true }); <text:tab/>// Creates table, dropping it first if it already existed</text:p>
      <text:p text:style-name="P10"><text:s text:c="2"/>console.<text:span text:style-name="T1">log</text:span>("All models were synchronized successfully.");</text:p>
      <text:p text:style-name="P10"><text:s text:c="2"/></text:p>
      <text:p text:style-name="P10"><text:s text:c="2"/>// Create a user</text:p>
      <text:p text:style-name="P10"><text:s text:c="2"/><text:span text:style-name="T1">const</text:span> jane = <text:span text:style-name="T1">await</text:span> User.<text:span text:style-name="T1">create</text:span>({ <text:span text:style-name="T1">firstName</text:span>: "Jane", <text:span text:style-name="T1">lastName</text:span>: "Doe" });</text:p>
      <text:p text:style-name="P10"><text:s text:c="2"/>console.<text:span text:style-name="T1">log</text:span>(jane.<text:span text:style-name="T1">toJSON</text:span>());</text:p>
      <text:p text:style-name="P10">})();</text:p>
      <text:p text:style-name="P10"/>
      <text:p text:style-name="P10"/>
      <text:h text:style-name="P4" text:outline-level="3"><text:soft-page-break/>CRUD Operations with Sequelize</text:h>
      <text:p text:style-name="P22"/>
      <text:h text:style-name="P5" text:outline-level="4">Create</text:h>
      <text:p text:style-name="P10"/>
      <text:p text:style-name="P19">// Build + <text:span text:style-name="T14">S</text:span>ave <text:span text:style-name="T14">seperately</text:span></text:p>
      <text:p text:style-name="P10"><text:span text:style-name="T1">const</text:span> user = User.<text:span text:style-name="T1">build</text:span>({ firstName: 'John', lastName: 'Doe' });</text:p>
      <text:p text:style-name="P10">await user.save();</text:p>
      <text:p text:style-name="P10"/>
      <text:p text:style-name="P21">// Create directly <text:span text:style-name="T14">( <text:s/>build + save )</text:span></text:p>
      <text:p text:style-name="P10"><text:span text:style-name="T1">const</text:span> user = await User.<text:span text:style-name="T1">create</text:span>({ firstName: 'John', lastName: 'Doe' });</text:p>
      <text:p text:style-name="P10"/>
      <text:p text:style-name="P19">// Bulk create</text:p>
      <text:p text:style-name="P10"><text:span text:style-name="T1">await</text:span> User.<text:span text:style-name="T1">bulkCreate</text:span>([</text:p>
      <text:p text:style-name="P10"><text:s text:c="2"/>{ firstName: 'Alice', lastName: 'Smith' },</text:p>
      <text:p text:style-name="P10"><text:s text:c="2"/>{ firstName: 'Bob', lastName: 'Johnson' }</text:p>
      <text:p text:style-name="P10">])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" text:outline-level="4"><text:soft-page-break/>Read</text:h>
      <text:p text:style-name="P10"/>
      <text:p text:style-name="P10">// Find all</text:p>
      <text:p text:style-name="P10"><text:span text:style-name="T1">const</text:span> users = <text:span text:style-name="T1">await</text:span> User.<text:span text:style-name="T1">findAll</text:span>();</text:p>
      <text:p text:style-name="P10"/>
      <text:p text:style-name="P10">// Find with where</text:p>
      <text:p text:style-name="P10"><text:span text:style-name="T1">const</text:span> adults = <text:span text:style-name="T1">await</text:span> User.<text:span text:style-name="T1">findAll</text:span>({</text:p>
      <text:p text:style-name="P10"><text:s text:c="2"/><text:span text:style-name="T1">where</text:span>: {</text:p>
      <text:p text:style-name="P10"><text:s text:c="4"/>age: {</text:p>
      <text:p text:style-name="P10"><text:s text:c="6"/>[Sequelize.Op.<text:span text:style-name="T1">gte</text:span>]: 18</text:p>
      <text:p text:style-name="P10"><text:s text:c="4"/>}</text:p>
      <text:p text:style-name="P10"><text:s text:c="2"/>}</text:p>
      <text:p text:style-name="P10">});</text:p>
      <text:p text:style-name="P10"/>
      <text:p text:style-name="P10">// Find one</text:p>
      <text:p text:style-name="P10"><text:span text:style-name="T1">const</text:span> user = <text:span text:style-name="T1">await</text:span> User.<text:span text:style-name="T1">findOne</text:span>({</text:p>
      <text:p text:style-name="P10"><text:s text:c="2"/><text:span text:style-name="T1">where</text:span>: { firstName: 'John' }</text:p>
      <text:p text:style-name="P10">});</text:p>
      <text:p text:style-name="P10"/>
      <text:p text:style-name="P10">// Find by PK</text:p>
      <text:p text:style-name="P10"><text:span text:style-name="T1">const</text:span> user = <text:span text:style-name="T1">await</text:span> User.<text:span text:style-name="T1">findByPk</text:span>(1)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" text:outline-level="4"><text:soft-page-break/>Update</text:h>
      <text:p text:style-name="P10"/>
      <text:p text:style-name="P10">// Update after fetch</text:p>
      <text:p text:style-name="P10"><text:span text:style-name="T1">const</text:span> user = await User.<text:span text:style-name="T1">findByPk</text:span>(1);</text:p>
      <text:p text:style-name="P10">user.lastName = "Smith";</text:p>
      <text:p text:style-name="P10"><text:span text:style-name="T1">await</text:span> user.<text:span text:style-name="T1">save</text:span>();</text:p>
      <text:p text:style-name="P10"/>
      <text:p text:style-name="P10">// Update directly</text:p>
      <text:p text:style-name="P10"><text:span text:style-name="T1">await</text:span> User.<text:span text:style-name="T1">update</text:span>(</text:p>
      <text:p text:style-name="P10"><text:s text:c="2"/>{ lastName: "Smith" },</text:p>
      <text:p text:style-name="P10"><text:s text:c="2"/>{ <text:span text:style-name="T1">where</text:span>: { firstName: "John" } }</text:p>
      <text:p text:style-name="P10">);</text:p>
      <text:p text:style-name="P10"/>
      <text:h text:style-name="P5" text:outline-level="4">Delete</text:h>
      <text:p text:style-name="P10"/>
      <text:p text:style-name="P10">// Delete after fetch</text:p>
      <text:p text:style-name="P10"><text:span text:style-name="T1">const</text:span> user = <text:span text:style-name="T1">await</text:span> User.<text:span text:style-name="T1">findByPk</text:span>(1);</text:p>
      <text:p text:style-name="P10"><text:span text:style-name="T1">await</text:span> user.<text:span text:style-name="T1">destroy</text:span>();</text:p>
      <text:p text:style-name="P10"/>
      <text:p text:style-name="P10">// Delete directly</text:p>
      <text:p text:style-name="P10"><text:span text:style-name="T1">await</text:span> User.<text:span text:style-name="T1">destroy</text:span>({</text:p>
      <text:p text:style-name="P10"><text:s text:c="2"/><text:span text:style-name="T1">where</text:span>: {</text:p>
      <text:p text:style-name="P10"><text:s text:c="4"/>firstName: "John"</text:p>
      <text:p text:style-name="P10"><text:s text:c="2"/>}</text:p>
      <text:p text:style-name="P10">})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" text:outline-level="3"><text:soft-page-break/>Advanced Sequelize Features</text:h>
      <text:p text:style-name="P10"/>
      <text:h text:style-name="Heading_20_4" text:outline-level="4">Associations</text:h>
      <text:p text:style-name="Text_20_body"/>
      <text:p text:style-name="Preformatted_20_Text">// One-to-Many</text:p>
      <text:p text:style-name="Preformatted_20_Text">const User = sequelize.<text:span text:style-name="T1">define</text:span>('User', { /* ... */ });</text:p>
      <text:p text:style-name="Preformatted_20_Text">const Project = sequelize.<text:span text:style-name="T1">define</text:span>('Project', { /* ... */ });</text:p>
      <text:p text:style-name="Preformatted_20_Text"/>
      <text:p text:style-name="Preformatted_20_Text">User.<text:span text:style-name="T1">hasMany</text:span>(Project); <text:s text:c="5"/>// Adds userId to Project</text:p>
      <text:p text:style-name="Preformatted_20_Text">Project.<text:span text:style-name="T1">belongsTo</text:span>(User);</text:p>
      <text:p text:style-name="Preformatted_20_Text"/>
      <text:p text:style-name="Preformatted_20_Text"/>
      <text:p text:style-name="Preformatted_20_Text">// Many-to-Many</text:p>
      <text:p text:style-name="Preformatted_20_Text">const User = sequelize.<text:span text:style-name="T1">define</text:span>('User', { /* ... */ });</text:p>
      <text:p text:style-name="Preformatted_20_Text">const Role = sequelize.<text:span text:style-name="T1">define</text:span>('Role', { /* ... */ });</text:p>
      <text:p text:style-name="Preformatted_20_Text"/>
      <text:p text:style-name="Preformatted_20_Text">User.<text:span text:style-name="T1">belongsToMany</text:span>(Role, { through: 'UserRoles' });</text:p>
      <text:p text:style-name="P7">Role.<text:span text:style-name="T1">belongsToMany</text:span>(User, { through: 'UserRoles' });</text:p>
      <text:p text:style-name="P7"/>
      <text:h text:style-name="Heading_20_4" text:outline-level="4">Transactions</text:h>
      <text:p text:style-name="Text_20_body"/>
      <text:p text:style-name="Preformatted_20_Text">// Managed transaction (auto-commit/rollback)</text:p>
      <text:p text:style-name="Preformatted_20_Text"><text:span text:style-name="T1">await</text:span> sequelize.transaction(async (t) =&gt; {</text:p>
      <text:p text:style-name="Preformatted_20_Text"><text:s text:c="2"/>const user = await User.create({</text:p>
      <text:p text:style-name="Preformatted_20_Text"><text:s text:c="4"/>firstName: 'John',</text:p>
      <text:p text:style-name="Preformatted_20_Text"><text:s text:c="4"/>lastName: 'Doe'</text:p>
      <text:p text:style-name="Preformatted_20_Text"><text:s text:c="2"/>}, { transaction: t });</text:p>
      <text:p text:style-name="Preformatted_20_Text"/>
      <text:p text:style-name="Preformatted_20_Text"><text:s text:c="2"/><text:span text:style-name="T1">await</text:span> Project.create({</text:p>
      <text:p text:style-name="Preformatted_20_Text"><text:s text:c="4"/>title: 'My Project',</text:p>
      <text:p text:style-name="Preformatted_20_Text"><text:s text:c="4"/>userId: user.id</text:p>
      <text:p text:style-name="Preformatted_20_Text"><text:s text:c="2"/>}, { transaction: t });</text:p>
      <text:p text:style-name="Preformatted_20_Text">});</text:p>
      <text:p text:style-name="Preformatted_20_Text"/>
      <text:p text:style-name="Preformatted_20_Text"/>
      <text:p text:style-name="Preformatted_20_Text">// Unmanaged transaction</text:p>
      <text:p text:style-name="Preformatted_20_Text">const t = await sequelize.transaction();</text:p>
      <text:p text:style-name="Preformatted_20_Text"><text:span text:style-name="T1">try</text:span> {</text:p>
      <text:p text:style-name="Preformatted_20_Text"><text:s text:c="2"/>const user = await User.create(/* ... */, { transaction: t });</text:p>
      <text:p text:style-name="Preformatted_20_Text"><text:s text:c="2"/>await Project.create(/* ... */, { transaction: t });</text:p>
      <text:p text:style-name="Preformatted_20_Text"><text:s text:c="2"/>await t.commit();</text:p>
      <text:p text:style-name="Preformatted_20_Text">} <text:span text:style-name="T1">catch</text:span> (error) {</text:p>
      <text:p text:style-name="Preformatted_20_Text"><text:s text:c="2"/>await t.rollback();</text:p>
      <text:p text:style-name="P7">}</text:p>
      <text:p text:style-name="P7"/>
      <text:p text:style-name="P7"/>
      <text:p text:style-name="P7"/>
      <text:p text:style-name="P7"/>
      <text:h text:style-name="Heading_20_4" text:outline-level="4"><text:soft-page-break/>Scopes</text:h>
      <text:p text:style-name="P16"/>
      <text:p text:style-name="Preformatted_20_Text">User.addScope('active', {</text:p>
      <text:p text:style-name="Preformatted_20_Text"><text:s text:c="2"/>where: {</text:p>
      <text:p text:style-name="Preformatted_20_Text"><text:s text:c="4"/>active: true</text:p>
      <text:p text:style-name="Preformatted_20_Text"><text:s text:c="2"/>}</text:p>
      <text:p text:style-name="Preformatted_20_Text">});</text:p>
      <text:p text:style-name="Preformatted_20_Text"/>
      <text:p text:style-name="Preformatted_20_Text">// Usage</text:p>
      <text:p text:style-name="P7">const activeUsers = await User.scope('active').findAll();</text:p>
      <text:p text:style-name="P7"/>
      <text:h text:style-name="Heading_20_4" text:outline-level="4">Hooks</text:h>
      <text:p text:style-name="P16"/>
      <text:p text:style-name="Preformatted_20_Text">User.beforeCreate(async (user, options) =&gt; {</text:p>
      <text:p text:style-name="Preformatted_20_Text"><text:s text:c="2"/>user.password = await hashPassword(user.password);</text:p>
      <text:p text:style-name="Preformatted_20_Text">});</text:p>
      <text:p text:style-name="Preformatted_20_Text"/>
      <text:p text:style-name="Preformatted_20_Text">User.afterCreate(async (user, options) =&gt; {</text:p>
      <text:p text:style-name="Preformatted_20_Text"><text:s text:c="2"/>await sendWelcomeEmail(user.email);</text:p>
      <text:p text:style-name="P7">});</text:p>
      <text:p text:style-name="P7"/>
      <text:h text:style-name="Heading_20_4" text:outline-level="4">Raw Queries</text:h>
      <text:p text:style-name="Text_20_body"/>
      <text:p text:style-name="Preformatted_20_Text">const [results, metadata] = await sequelize.query(</text:p>
      <text:p text:style-name="Preformatted_20_Text"><text:s text:c="2"/>'SELECT * FROM users WHERE age &gt; :age',</text:p>
      <text:p text:style-name="Preformatted_20_Text"><text:s text:c="2"/>{</text:p>
      <text:p text:style-name="Preformatted_20_Text"><text:s text:c="4"/>replacements: { age: 18 },</text:p>
      <text:p text:style-name="Preformatted_20_Text"><text:s text:c="4"/>type: Sequelize.QueryTypes.SELECT</text:p>
      <text:p text:style-name="Preformatted_20_Text"><text:s text:c="2"/>}</text:p>
      <text:p text:style-name="P7">)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oft-page-break/>6. Comparing MongoDB/Mongoose vs SQL/Sequeliz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MongoDB/Mongoose</text:p>
            </table:table-cell>
            <table:table-cell table:style-name="Table1.A1" office:value-type="string">
              <text:p text:style-name="Table_20_Heading">SQL/Sequelize</text:p>
            </table:table-cell>
          </table:table-row>
        </table:table-header-rows>
        <table:table-row>
          <table:table-cell table:style-name="Table1.A1" office:value-type="string">
            <text:p text:style-name="Table_20_Contents">Schema Flexibility</text:p>
          </table:table-cell>
          <table:table-cell table:style-name="Table1.A1" office:value-type="string">
            <text:p text:style-name="Table_20_Contents">Flexible (schema-less)</text:p>
          </table:table-cell>
          <table:table-cell table:style-name="Table1.A1" office:value-type="string">
            <text:p text:style-name="Table_20_Contents">Rigid (predefined schema)</text:p>
          </table:table-cell>
        </table:table-row>
        <table:table-row>
          <table:table-cell table:style-name="Table1.A1" office:value-type="string">
            <text:p text:style-name="Table_20_Contents">Relationships</text:p>
          </table:table-cell>
          <table:table-cell table:style-name="Table1.A1" office:value-type="string">
            <text:p text:style-name="Table_20_Contents">Embedded or referenced</text:p>
          </table:table-cell>
          <table:table-cell table:style-name="Table1.A1" office:value-type="string">
            <text:p text:style-name="Table_20_Contents">Foreign keys and joins</text:p>
          </table:table-cell>
        </table:table-row>
        <table:table-row>
          <table:table-cell table:style-name="Table1.A1" office:value-type="string">
            <text:p text:style-name="Table_20_Contents">Scalability</text:p>
          </table:table-cell>
          <table:table-cell table:style-name="Table1.A1" office:value-type="string">
            <text:p text:style-name="Table_20_Contents">Horizontal (sharding)</text:p>
          </table:table-cell>
          <table:table-cell table:style-name="Table1.A1" office:value-type="string">
            <text:p text:style-name="Table_20_Contents">Vertical or complex</text:p>
          </table:table-cell>
        </table:table-row>
        <table:table-row>
          <table:table-cell table:style-name="Table1.A1" office:value-type="string">
            <text:p text:style-name="Table_20_Contents">Transaction Support</text:p>
          </table:table-cell>
          <table:table-cell table:style-name="Table1.A1" office:value-type="string">
            <text:p text:style-name="Table_20_Contents">Multi-document (v4.0+)</text:p>
          </table:table-cell>
          <table:table-cell table:style-name="Table1.A1" office:value-type="string">
            <text:p text:style-name="Table_20_Contents">Full ACID support</text:p>
          </table:table-cell>
        </table:table-row>
        <table:table-row>
          <table:table-cell table:style-name="Table1.A1" office:value-type="string">
            <text:p text:style-name="Table_20_Contents">Complex Queries</text:p>
          </table:table-cell>
          <table:table-cell table:style-name="Table1.A1" office:value-type="string">
            <text:p text:style-name="Table_20_Contents">Rich query language</text:p>
          </table:table-cell>
          <table:table-cell table:style-name="Table1.A1" office:value-type="string">
            <text:p text:style-name="Table_20_Contents">Powerful with SQL</text:p>
          </table:table-cell>
        </table:table-row>
        <table:table-row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Table_20_Contents">Fast for reads</text:p>
          </table:table-cell>
          <table:table-cell table:style-name="Table1.A1" office:value-type="string">
            <text:p text:style-name="Table_20_Contents">Consistent for complex ops</text:p>
          </table:table-cell>
        </table:table-row>
        <table:table-row>
          <table:table-cell table:style-name="Table1.A1" office:value-type="string">
            <text:p text:style-name="Table_20_Contents">Best Use Cases</text:p>
          </table:table-cell>
          <table:table-cell table:style-name="Table1.A1" office:value-type="string">
            <text:p text:style-name="Table_20_Contents">Unstructured data, scale</text:p>
          </table:table-cell>
          <table:table-cell table:style-name="Table1.A1" office:value-type="string">
            <text:p text:style-name="P9">Complex relationships</text:p>
          </table:table-cell>
        </table:table-row>
      </table:table>
      <text:h text:style-name="Heading_20_2" text:outline-level="2"/>
      <text:h text:style-name="Heading_20_2" text:outline-level="2"><text:line-break/>7. Best Practices for Data Persistence in Node.js</text:h>
      <text:list xml:id="list1938408561" text:style-name="L2">
        <text:list-item>
          <text:p text:style-name="P17"><text:span text:style-name="Strong_20_Emphasis">Connection Management</text:span>:</text:p>
          <text:list>
            <text:list-item>
              <text:p text:style-name="P17">Use connection pooling for SQL databases</text:p>
            </text:list-item>
            <text:list-item>
              <text:p text:style-name="P17">Handle connection errors gracefully</text:p>
            </text:list-item>
            <text:list-item>
              <text:p text:style-name="P17">Implement retry logic for transient failures</text:p>
            </text:list-item>
          </text:list>
        </text:list-item>
        <text:list-item>
          <text:p text:style-name="P17"><text:span text:style-name="Strong_20_Emphasis">Schema Design</text:span>:</text:p>
          <text:list>
            <text:list-item>
              <text:p text:style-name="P17">For MongoDB: Consider read/write patterns, embed when possible</text:p>
            </text:list-item>
            <text:list-item>
              <text:p text:style-name="P17">For SQL: Normalize properly but denormalize for performance when needed</text:p>
            </text:list-item>
          </text:list>
        </text:list-item>
        <text:list-item>
          <text:p text:style-name="P17"><text:span text:style-name="Strong_20_Emphasis">Indexing</text:span>:</text:p>
          <text:list>
            <text:list-item>
              <text:p text:style-name="P17">Create indexes for frequently queried fields</text:p>
            </text:list-item>
            <text:list-item>
              <text:p text:style-name="P17">Monitor query performance</text:p>
            </text:list-item>
          </text:list>
        </text:list-item>
        <text:list-item>
          <text:p text:style-name="P17"><text:span text:style-name="Strong_20_Emphasis">Error Handling</text:span>:</text:p>
          <text:list>
            <text:list-item>
              <text:p text:style-name="P17">Handle unique constraint violations</text:p>
            </text:list-item>
            <text:list-item>
              <text:p text:style-name="P17">Implement proper transaction rollbacks</text:p>
            </text:list-item>
          </text:list>
        </text:list-item>
        <text:list-item>
          <text:p text:style-name="P17"><text:span text:style-name="Strong_20_Emphasis">Security</text:span>:</text:p>
          <text:list>
            <text:list-item>
              <text:p text:style-name="P17">Use parameterized queries to prevent SQL injection</text:p>
            </text:list-item>
            <text:list-item>
              <text:p text:style-name="P17">Validate all inputs</text:p>
            </text:list-item>
            <text:list-item>
              <text:p text:style-name="P17">Implement proper authentication for database access</text:p>
            </text:list-item>
          </text:list>
        </text:list-item>
        <text:list-item>
          <text:p text:style-name="P17"><text:span text:style-name="Strong_20_Emphasis">Performance</text:span>:</text:p>
          <text:list>
            <text:list-item>
              <text:p text:style-name="P17">Use projections to limit returned fields</text:p>
            </text:list-item>
            <text:list-item>
              <text:p text:style-name="P17">Implement pagination for large datasets</text:p>
            </text:list-item>
            <text:list-item>
              <text:p text:style-name="P17">Consider caching for frequently accessed data</text:p>
            </text:list-item>
          </text:list>
        </text:list-item>
        <text:list-item>
          <text:p text:style-name="P17"><text:soft-page-break/><text:span text:style-name="Strong_20_Emphasis">Migrations</text:span>:</text:p>
          <text:list>
            <text:list-item>
              <text:p text:style-name="P17">Use tools like Sequelize migrations or Mongoose migrations</text:p>
            </text:list-item>
            <text:list-item>
              <text:p text:style-name="P17">Maintain migration history</text:p>
            </text:list-item>
            <text:list-item>
              <text:p text:style-name="P17">Test migrations in staging before production</text:p>
            </text:list-item>
          </text:list>
        </text:list-item>
      </text:list>
      <text:p text:style-name="Text_20_body"/>
      <text:p text:style-name="Text_20_body"/>
      <text:h text:style-name="Heading_20_2" text:outline-level="2">8. Advanced Topics</text:h>
      <text:h text:style-name="Heading_20_3" text:outline-level="3">Change Streams (MongoDB)</text:h>
      <text:p text:style-name="Preformatted_20_Text">const collection = db.collection('users');</text:p>
      <text:p text:style-name="Preformatted_20_Text">const changeStream = collection.watch();</text:p>
      <text:p text:style-name="Preformatted_20_Text"/>
      <text:p text:style-name="Preformatted_20_Text">changeStream.on('change', (change) =&gt; {</text:p>
      <text:p text:style-name="Preformatted_20_Text"><text:s text:c="2"/>console.log('Change occurred:', change);</text:p>
      <text:p text:style-name="Preformatted_20_Text"><text:s text:c="2"/>// Handle real-time changes</text:p>
      <text:p text:style-name="P7">});</text:p>
      <text:h text:style-name="Heading_20_3" text:outline-level="3">Aggregation (MongoDB)</text:h>
      <text:p text:style-name="Preformatted_20_Text">const result = await collection.aggregate([</text:p>
      <text:p text:style-name="Preformatted_20_Text"><text:s text:c="2"/>{ $match: { status: 'active' } },</text:p>
      <text:p text:style-name="Preformatted_20_Text"><text:s text:c="2"/>{ $group: { _id: '$department', total: { $sum: '$salary' } } },</text:p>
      <text:p text:style-name="Preformatted_20_Text"><text:s text:c="2"/>{ $sort: { total: -1 } }</text:p>
      <text:p text:style-name="P7">]).toArray();</text:p>
      <text:h text:style-name="Heading_20_3" text:outline-level="3">Full-Text Search</text:h>
      <text:p text:style-name="Preformatted_20_Text">// MongoDB</text:p>
      <text:p text:style-name="Preformatted_20_Text">await collection.createIndex({ description: 'text' });</text:p>
      <text:p text:style-name="Preformatted_20_Text">const results = await collection.find({</text:p>
      <text:p text:style-name="Preformatted_20_Text"><text:s text:c="2"/>$text: { $search: 'coffee shop' }</text:p>
      <text:p text:style-name="Preformatted_20_Text">}).toArray();</text:p>
      <text:p text:style-name="Preformatted_20_Text"/>
      <text:p text:style-name="Preformatted_20_Text">// Sequelize</text:p>
      <text:p text:style-name="Preformatted_20_Text">const results = await User.findAll({</text:p>
      <text:p text:style-name="Preformatted_20_Text"><text:s text:c="2"/>where: {</text:p>
      <text:p text:style-name="Preformatted_20_Text"><text:s text:c="4"/>[Sequelize.Op.or]: [</text:p>
      <text:p text:style-name="Preformatted_20_Text"><text:s text:c="6"/>Sequelize.where(Sequelize.fn('lower', Sequelize.col('firstName')), {</text:p>
      <text:p text:style-name="Preformatted_20_Text"><text:s text:c="8"/>[Sequelize.Op.like]: '%john%'</text:p>
      <text:p text:style-name="Preformatted_20_Text"><text:s text:c="6"/>}),</text:p>
      <text:p text:style-name="Preformatted_20_Text"><text:s text:c="6"/>Sequelize.where(Sequelize.fn('lower', Sequelize.col('lastName')), {</text:p>
      <text:p text:style-name="Preformatted_20_Text"><text:s text:c="8"/>[Sequelize.Op.like]: '%doe%'</text:p>
      <text:p text:style-name="Preformatted_20_Text"><text:s text:c="6"/>})</text:p>
      <text:p text:style-name="Preformatted_20_Text"><text:s text:c="4"/>]</text:p>
      <text:p text:style-name="Preformatted_20_Text"><text:s text:c="2"/>}</text:p>
      <text:p text:style-name="P7">});</text:p>
      <text:h text:style-name="Heading_20_3" text:outline-level="3">Database Migrations</text:h>
      <text:p text:style-name="Preformatted_20_Text">// Sequelize migration example</text:p>
      <text:p text:style-name="Preformatted_20_Text">module.exports = {</text:p>
      <text:p text:style-name="Preformatted_20_Text"><text:s text:c="2"/>up: async (queryInterface, Sequelize) =&gt; {</text:p>
      <text:p text:style-name="Preformatted_20_Text"><text:soft-page-break/><text:s text:c="4"/>await queryInterface.createTable('Users', {</text:p>
      <text:p text:style-name="Preformatted_20_Text"><text:s text:c="6"/>id: {</text:p>
      <text:p text:style-name="Preformatted_20_Text"><text:s text:c="8"/>allowNull: false,</text:p>
      <text:p text:style-name="Preformatted_20_Text"><text:s text:c="8"/>autoIncrement: true,</text:p>
      <text:p text:style-name="Preformatted_20_Text"><text:s text:c="8"/>primaryKey: true,</text:p>
      <text:p text:style-name="Preformatted_20_Text"><text:s text:c="8"/>type: Sequelize.INTEGER</text:p>
      <text:p text:style-name="Preformatted_20_Text"><text:s text:c="6"/>},</text:p>
      <text:p text:style-name="Preformatted_20_Text"><text:s text:c="6"/>firstName: {</text:p>
      <text:p text:style-name="Preformatted_20_Text"><text:s text:c="8"/>type: Sequelize.STRING</text:p>
      <text:p text:style-name="Preformatted_20_Text"><text:s text:c="6"/>},</text:p>
      <text:p text:style-name="Preformatted_20_Text"><text:s text:c="6"/>// ...</text:p>
      <text:p text:style-name="Preformatted_20_Text"><text:s text:c="4"/>});</text:p>
      <text:p text:style-name="Preformatted_20_Text"><text:s text:c="2"/>},</text:p>
      <text:p text:style-name="Preformatted_20_Text"><text:s text:c="2"/>down: async (queryInterface, Sequelize) =&gt; {</text:p>
      <text:p text:style-name="Preformatted_20_Text"><text:s text:c="4"/>await queryInterface.dropTable('Users');</text:p>
      <text:p text:style-name="Preformatted_20_Text"><text:s text:c="2"/>}</text:p>
      <text:p text:style-name="P7">};</text:p>
      <text:p text:style-name="P7"/>
      <text:h text:style-name="Heading_20_2" text:outline-level="2">9. References to Official Documentation</text:h>
      <text:list xml:id="list717159732" text:style-name="L3">
        <text:list-item>
          <text:p text:style-name="P18"><text:span text:style-name="Strong_20_Emphasis">MongoDB Node.js Driver</text:span>:</text:p>
          <text:list>
            <text:list-item>
              <text:p text:style-name="P18"><text:a xlink:type="simple" xlink:href="https://mongodb.github.io/node-mongodb-native/" office:target-frame-name="_blank" xlink:show="new" text:style-name="Internet_20_link" text:visited-style-name="Visited_20_Internet_20_Link">Official Documentation</text:a></text:p>
            </text:list-item>
            <text:list-item>
              <text:p text:style-name="P18"><text:a xlink:type="simple" xlink:href="https://mongodb.github.io/node-mongodb-native/4.0/" office:target-frame-name="_blank" xlink:show="new" text:style-name="Internet_20_link" text:visited-style-name="Visited_20_Internet_20_Link">API Reference</text:a></text:p>
            </text:list-item>
          </text:list>
        </text:list-item>
        <text:list-item>
          <text:p text:style-name="P18"><text:span text:style-name="Strong_20_Emphasis">Mongoose</text:span>:</text:p>
          <text:list>
            <text:list-item>
              <text:p text:style-name="P18"><text:a xlink:type="simple" xlink:href="https://mongoosejs.com/docs/guide.html" office:target-frame-name="_blank" xlink:show="new" text:style-name="Internet_20_link" text:visited-style-name="Visited_20_Internet_20_Link">Official Documentation</text:a></text:p>
            </text:list-item>
            <text:list-item>
              <text:p text:style-name="P18"><text:a xlink:type="simple" xlink:href="https://mongoosejs.com/docs/api.html" office:target-frame-name="_blank" xlink:show="new" text:style-name="Internet_20_link" text:visited-style-name="Visited_20_Internet_20_Link">API Reference</text:a></text:p>
            </text:list-item>
          </text:list>
        </text:list-item>
        <text:list-item>
          <text:p text:style-name="P18"><text:span text:style-name="Strong_20_Emphasis">Sequelize</text:span>:</text:p>
          <text:list>
            <text:list-item>
              <text:p text:style-name="P18"><text:a xlink:type="simple" xlink:href="https://sequelize.org/master/" office:target-frame-name="_blank" xlink:show="new" text:style-name="Internet_20_link" text:visited-style-name="Visited_20_Internet_20_Link">Official Documentation</text:a></text:p>
            </text:list-item>
            <text:list-item>
              <text:p text:style-name="P18"><text:a xlink:type="simple" xlink:href="https://sequelize.org/master/identifiers.html" office:target-frame-name="_blank" xlink:show="new" text:style-name="Internet_20_link" text:visited-style-name="Visited_20_Internet_20_Link">API Reference</text:a></text:p>
            </text:list-item>
          </text:list>
        </text:list-item>
        <text:list-item>
          <text:p text:style-name="P18"><text:span text:style-name="Strong_20_Emphasis">MySQL</text:span>:</text:p>
          <text:list>
            <text:list-item>
              <text:p text:style-name="P18"><text:a xlink:type="simple" xlink:href="https://github.com/mysqljs/mysql" office:target-frame-name="_blank" xlink:show="new" text:style-name="Internet_20_link" text:visited-style-name="Visited_20_Internet_20_Link">Node.js MySQL Driver</text:a></text:p>
            </text:list-item>
            <text:list-item>
              <text:p text:style-name="P18"><text:a xlink:type="simple" xlink:href="https://github.com/sidorares/node-mysql2" office:target-frame-name="_blank" xlink:show="new" text:style-name="Internet_20_link" text:visited-style-name="Visited_20_Internet_20_Link">MySQL2 (Recommended)</text:a></text:p>
            </text:list-item>
          </text:list>
        </text:list-item>
        <text:list-item>
          <text:p text:style-name="P18"><text:span text:style-name="Strong_20_Emphasis">PostgreSQL</text:span>:</text:p>
          <text:list>
            <text:list-item>
              <text:p text:style-name="P18"><text:a xlink:type="simple" xlink:href="https://node-postgres.com/" office:target-frame-name="_blank" xlink:show="new" text:style-name="Internet_20_link" text:visited-style-name="Visited_20_Internet_20_Link">node-postgres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3:09:16.985536304</meta:creation-date>
    <dc:date>2025-04-23T14:18:31.245942620</dc:date>
    <meta:editing-duration>PT1H8M58S</meta:editing-duration>
    <meta:editing-cycles>32</meta:editing-cycles>
    <meta:generator>LibreOffice/7.3.7.2$Linux_X86_64 LibreOffice_project/30$Build-2</meta:generator>
    <meta:document-statistic meta:table-count="1" meta:image-count="0" meta:object-count="0" meta:page-count="13" meta:paragraph-count="366" meta:word-count="1201" meta:character-count="9055" meta:non-whitespace-character-count="7740"/>
  </office:meta>
</office:document-meta>
</file>